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761397217186558854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1583161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1555858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1563541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597668019069502188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2716834247340631844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4983017453273325639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877407063422012635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306448865910918479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451481816371146195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363539758562693718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2"><text:span text:style-name="T3"/></text:p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<text:span text:style-name="T3">Walking pace: about 14:50/m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28T21:34:58.60</dc:date>
    <dc:creator>James  Lombardi</dc:creator>
    <meta:editing-duration>P8DT6H31M32S</meta:editing-duration>
    <meta:editing-cycles>731</meta:editing-cycles>
    <meta:generator>OpenOffice/4.1.2$Win32 OpenOffice.org_project/412m3$Build-9782</meta:generator>
    <meta:document-statistic meta:table-count="0" meta:image-count="0" meta:object-count="0" meta:page-count="26" meta:paragraph-count="694" meta:word-count="8876" meta:character-count="44397"/>
  </office:meta>
</office:document-meta>
</file>